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d14e5"/>
    </style:style>
    <style:style style:name="P2" style:family="paragraph" style:parent-style-name="Standard">
      <style:text-properties officeooo:rsid="000d14e5" officeooo:paragraph-rsid="000d14e5"/>
    </style:style>
    <style:style style:name="P3" style:family="paragraph" style:parent-style-name="Standard">
      <style:text-properties officeooo:rsid="000fa632" officeooo:paragraph-rsid="000fa632"/>
    </style:style>
    <style:style style:name="P4" style:family="paragraph" style:parent-style-name="Standard">
      <style:text-properties officeooo:rsid="000fa632" officeooo:paragraph-rsid="00681766"/>
    </style:style>
    <style:style style:name="P5" style:family="paragraph" style:parent-style-name="Standard">
      <style:text-properties officeooo:rsid="00115401" officeooo:paragraph-rsid="00115401"/>
    </style:style>
    <style:style style:name="P6" style:family="paragraph" style:parent-style-name="Standard">
      <style:text-properties officeooo:rsid="00115401" officeooo:paragraph-rsid="007871ee"/>
    </style:style>
    <style:style style:name="P7" style:family="paragraph" style:parent-style-name="Standard">
      <style:text-properties officeooo:rsid="00167f34" officeooo:paragraph-rsid="00167f34"/>
    </style:style>
    <style:style style:name="P8" style:family="paragraph" style:parent-style-name="Standard">
      <style:text-properties officeooo:rsid="001a38b7" officeooo:paragraph-rsid="001a38b7"/>
    </style:style>
    <style:style style:name="P9" style:family="paragraph" style:parent-style-name="Standard">
      <style:text-properties officeooo:rsid="003a7cad" officeooo:paragraph-rsid="003a7cad"/>
    </style:style>
    <style:style style:name="P10" style:family="paragraph" style:parent-style-name="Standard">
      <style:text-properties officeooo:rsid="003a7cad" officeooo:paragraph-rsid="00b7c31b"/>
    </style:style>
    <style:style style:name="P11" style:family="paragraph" style:parent-style-name="Standard">
      <style:text-properties officeooo:rsid="00395026" officeooo:paragraph-rsid="009f5b1b"/>
    </style:style>
    <style:style style:name="P12" style:family="paragraph" style:parent-style-name="Standard">
      <style:text-properties officeooo:rsid="00395026" officeooo:paragraph-rsid="00b66c06"/>
    </style:style>
    <style:style style:name="P13" style:family="paragraph" style:parent-style-name="Standard">
      <style:text-properties officeooo:rsid="009d6758" officeooo:paragraph-rsid="009f5b1b"/>
    </style:style>
    <style:style style:name="P14" style:family="paragraph" style:parent-style-name="Standard">
      <style:text-properties officeooo:rsid="009d6758" officeooo:paragraph-rsid="00b66c06"/>
    </style:style>
    <style:style style:name="P15" style:family="paragraph" style:parent-style-name="Standard">
      <style:text-properties officeooo:rsid="00acac1b" officeooo:paragraph-rsid="00acac1b"/>
    </style:style>
    <style:style style:name="P16" style:family="paragraph" style:parent-style-name="Standard">
      <style:text-properties officeooo:rsid="00bfc456" officeooo:paragraph-rsid="00bfc456"/>
    </style:style>
    <style:style style:name="P17" style:family="paragraph" style:parent-style-name="Standard">
      <style:text-properties officeooo:rsid="00bfc456" officeooo:paragraph-rsid="00bfc456"/>
    </style:style>
    <style:style style:name="P18" style:family="paragraph" style:parent-style-name="Standard">
      <style:text-properties officeooo:rsid="00c23b3d" officeooo:paragraph-rsid="00c23b3d"/>
    </style:style>
    <style:style style:name="T1" style:family="text">
      <style:text-properties officeooo:rsid="000d14e5"/>
    </style:style>
    <style:style style:name="T2" style:family="text">
      <style:text-properties officeooo:rsid="001276bd"/>
    </style:style>
    <style:style style:name="T3" style:family="text">
      <style:text-properties officeooo:rsid="002f6c20"/>
    </style:style>
    <style:style style:name="T4" style:family="text">
      <style:text-properties officeooo:rsid="00334438"/>
    </style:style>
    <style:style style:name="T5" style:family="text">
      <style:text-properties officeooo:rsid="003bed3a"/>
    </style:style>
    <style:style style:name="T6" style:family="text">
      <style:text-properties officeooo:rsid="004e8190"/>
    </style:style>
    <style:style style:name="T7" style:family="text">
      <style:text-properties officeooo:rsid="00598d0d"/>
    </style:style>
    <style:style style:name="T8" style:family="text">
      <style:text-properties officeooo:rsid="008db665"/>
    </style:style>
    <style:style style:name="T9" style:family="text">
      <style:text-properties officeooo:rsid="009999fb"/>
    </style:style>
    <style:style style:name="T10" style:family="text">
      <style:text-properties officeooo:rsid="009f5b1b"/>
    </style:style>
    <style:style style:name="T11" style:family="text">
      <style:text-properties officeooo:rsid="00a0855e"/>
    </style:style>
    <style:style style:name="T12" style:family="text">
      <style:text-properties officeooo:rsid="00aa4fe7"/>
    </style:style>
    <style:style style:name="T13" style:family="text">
      <style:text-properties officeooo:rsid="00ab12d6"/>
    </style:style>
    <style:style style:name="T14" style:family="text">
      <style:text-properties officeooo:rsid="00ad4ec3"/>
    </style:style>
    <style:style style:name="T15" style:family="text">
      <style:text-properties officeooo:rsid="00ae6ac6"/>
    </style:style>
    <style:style style:name="T16" style:family="text">
      <style:text-properties officeooo:rsid="00afef44"/>
    </style:style>
    <style:style style:name="T17" style:family="text">
      <style:text-properties officeooo:rsid="00b28dcb"/>
    </style:style>
    <style:style style:name="T18" style:family="text">
      <style:text-properties officeooo:rsid="00b2e552"/>
    </style:style>
    <style:style style:name="T19" style:family="text">
      <style:text-properties officeooo:rsid="00b66c06"/>
    </style:style>
    <style:style style:name="T20" style:family="text">
      <style:text-properties officeooo:rsid="00b7c31b"/>
    </style:style>
    <style:style style:name="T21" style:family="text">
      <style:text-properties officeooo:rsid="00b7c3d9"/>
    </style:style>
    <style:style style:name="T22" style:family="text">
      <style:text-properties officeooo:rsid="00b81ddb"/>
    </style:style>
    <style:style style:name="T23" style:family="text">
      <style:text-properties officeooo:rsid="00b97da4"/>
    </style:style>
    <style:style style:name="T24" style:family="text">
      <style:text-properties officeooo:rsid="00bb544a"/>
    </style:style>
    <style:style style:name="T25" style:family="text">
      <style:text-properties officeooo:rsid="00bd23d3"/>
    </style:style>
    <style:style style:name="T26" style:family="text">
      <style:text-properties officeooo:rsid="00bfba96"/>
    </style:style>
    <style:style style:name="T27" style:family="text">
      <style:text-properties officeooo:rsid="00c068d1"/>
    </style:style>
    <style:style style:name="T28" style:family="text">
      <style:text-properties officeooo:rsid="00c30513"/>
    </style:style>
    <style:style style:name="T29" style:family="text">
      <style:text-properties officeooo:rsid="00c44937"/>
    </style:style>
    <style:style style:name="T30" style:family="text">
      <style:text-properties officeooo:rsid="00c79c90"/>
    </style:style>
    <style:style style:name="T31" style:family="text">
      <style:text-properties officeooo:rsid="00c98f68"/>
    </style:style>
    <style:style style:name="T32" style:family="text">
      <style:text-properties officeooo:rsid="00cb57d8"/>
    </style:style>
    <style:style style:name="T33" style:family="text">
      <style:text-properties officeooo:rsid="00ccb20a"/>
    </style:style>
    <style:style style:name="T34" style:family="text">
      <style:text-properties officeooo:rsid="00ce4ebe"/>
    </style:style>
    <style:style style:name="T35" style:family="text">
      <style:text-properties officeooo:rsid="00cece38"/>
    </style:style>
    <style:style style:name="T36" style:family="text">
      <style:text-properties officeooo:rsid="00cfde60"/>
    </style:style>
    <style:style style:name="T37" style:family="text">
      <style:text-properties officeooo:rsid="00d1d51d"/>
    </style:style>
    <style:style style:name="T38" style:family="text">
      <style:text-properties officeooo:rsid="00d2b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Programa feito pelo programador Cesar Augusto Rodrigues de Oliveira</text:p>
      <text:p text:style-name="P1">// <text:span text:style-name="T4">1</text:span><text:span text:style-name="T12">5</text:span>-<text:span text:style-name="T1">10</text:span>-20<text:span text:style-name="T1">23</text:span></text:p>
      <text:p text:style-name="P2">// http://cesaraugustorodriguesdeoliveira.wordpress.com/ </text:p>
      <text:p text:style-name="P2"/>
      <text:p text:style-name="P2"/>
      <text:p text:style-name="P3">Problema:</text:p>
      <text:p text:style-name="P15">O sistema de avaliação de determinada disciplina, é composto por três provas. A primeira prova tem peso 2, a segunda prova tem peso 3 e a terceira prova tem peso 5. Faça um algoritmo para calcular <text:span text:style-name="T14">a média final de um aluno desta disciplina.</text:span></text:p>
      <text:p text:style-name="P3"/>
      <text:p text:style-name="P4">Algoritmo <text:span text:style-name="T13">avali</text:span><text:span text:style-name="T25">a</text:span><text:span text:style-name="T13">cao</text:span>;</text:p>
      <text:p text:style-name="P8"/>
      <text:p text:style-name="P8">var <text:span text:style-name="T15">prova1, prova2, prova3, </text:span><text:span text:style-name="T16">media</text:span><text:span text:style-name="T6"> de </text:span><text:span text:style-name="T16">numerico; // numerico = </text:span><text:span text:style-name="T8">real</text:span></text:p>
      <text:p text:style-name="P5"/>
      <text:p text:style-name="P5"><text:span text:style-name="T2">I</text:span>nicio</text:p>
      <text:p text:style-name="P11"><text:s text:c="9"/><text:span text:style-name="T10">mostrar “</text:span><text:span text:style-name="T11">Digite </text:span><text:span text:style-name="T17">a nota 1 = </text:span><text:span text:style-name="T10">”;</text:span></text:p>
      <text:p text:style-name="P13"><text:s text:c="9"/>ler (<text:span text:style-name="T18">prova1</text:span>);</text:p>
      <text:p text:style-name="P12"><text:span text:style-name="T10"><text:s text:c="9"/>mostrar “</text:span><text:span text:style-name="T11">Digite </text:span><text:span text:style-name="T17">a nota </text:span><text:span text:style-name="T19">2</text:span><text:span text:style-name="T17"> = </text:span><text:span text:style-name="T10">”;</text:span></text:p>
      <text:p text:style-name="P14"><text:s text:c="9"/>ler (<text:span text:style-name="T18">prova</text:span><text:span text:style-name="T19">2</text:span>);</text:p>
      <text:p text:style-name="P12"><text:span text:style-name="T10"><text:s text:c="9"/>mostrar “</text:span><text:span text:style-name="T11">Digite </text:span><text:span text:style-name="T17">a nota </text:span><text:span text:style-name="T19">3</text:span><text:span text:style-name="T17"> = </text:span><text:span text:style-name="T10">”;</text:span></text:p>
      <text:p text:style-name="P14"><text:s text:c="9"/>ler (<text:span text:style-name="T18">prova</text:span><text:span text:style-name="T19">3</text:span>);</text:p>
      <text:p text:style-name="P9"/>
      <text:p text:style-name="P9"><text:s text:c="9"/><text:span text:style-name="T20">prova1 ← prova1*2/10;</text:span></text:p>
      <text:p text:style-name="P10"><text:s text:c="9"/><text:span text:style-name="T20">prova</text:span><text:span text:style-name="T21">2</text:span><text:span text:style-name="T20"> ← prova</text:span><text:span text:style-name="T21">2</text:span><text:span text:style-name="T20">*</text:span><text:span text:style-name="T21">3</text:span><text:span text:style-name="T20">/10;</text:span></text:p>
      <text:p text:style-name="P10"><text:s text:c="9"/><text:span text:style-name="T20">prova</text:span><text:span text:style-name="T21">3</text:span><text:span text:style-name="T20"> ← prova</text:span><text:span text:style-name="T21">3</text:span><text:span text:style-name="T20">*</text:span><text:span text:style-name="T21">5</text:span><text:span text:style-name="T20">/10;</text:span></text:p>
      <text:p text:style-name="P10"><text:s text:c="9"/><text:span text:style-name="T22">media ← </text:span><text:span text:style-name="T23">prova1+prova2+prova3;</text:span></text:p>
      <text:p text:style-name="P6"><text:s text:c="9"/><text:span text:style-name="T3">mostrar ”</text:span><text:span text:style-name="T24">A média </text:span><text:span text:style-name="T26">final </text:span><text:span text:style-name="T24">é =</text:span><text:span text:style-name="T7"> </text:span><text:span text:style-name="T5"><text:s/></text:span><text:span text:style-name="T3">”</text:span><text:span text:style-name="T5">+</text:span><text:span text:style-name="T24">media</text:span><text:span text:style-name="T9">;</text:span></text:p>
      <text:p text:style-name="P5"><text:span text:style-name="T2">F</text:span>im.</text:p>
      <text:p text:style-name="P5"/>
      <text:p text:style-name="P5"/>
      <text:p text:style-name="P5"/>
      <text:p text:style-name="P7">Teste de Mesa</text:p>
      <text:p text:style-name="P16">prova1 = <text:span text:style-name="T27">6…...</text:span><text:span text:style-name="T29">6*2/10 = </text:span><text:span text:style-name="T31">1,2</text:span></text:p>
      <text:p text:style-name="P16">prova2 = <text:span text:style-name="T27">8…...</text:span><text:span text:style-name="T32">8*3/10 </text:span><text:span text:style-name="T33">= </text:span><text:span text:style-name="T34">2,4</text:span></text:p>
      <text:p text:style-name="P16">prova3 = <text:span text:style-name="T27">4…...</text:span><text:span text:style-name="T35">4*5/10 = </text:span><text:span text:style-name="T37">2,</text:span><text:span text:style-name="T38">0</text:span></text:p>
      <text:p text:style-name="P16"/>
      <text:p text:style-name="P18">a media final é = <text:span text:style-name="T28">5,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5T06:58:10.560630258</dc:date>
    <meta:editing-duration>P1DT7H52M31S</meta:editing-duration>
    <meta:editing-cycles>160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44" meta:character-count="949" meta:non-whitespace-character-count="729"/>
  </office:meta>
</office:document-meta>
</file>